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Kelas A" table:style-name="ta1">
        <table:table-column table:style-name="co1" table:number-columns-repeated="1024" table:default-cell-style-name="Default"/>
        <table:table-row table:style-name="ro1">
          <table:table-cell table:style-name="ce5" office:value-type="string" calcext:value-type="string">
            <text:p>No.</text:p>
          </table:table-cell>
          <table:table-cell table:style-name="ce5" office:value-type="string" calcext:value-type="string">
            <text:p>NIM</text:p>
          </table:table-cell>
          <table:table-cell table:style-name="ce5" office:value-type="string" calcext:value-type="string">
            <text:p>TUGAS 1</text:p>
          </table:table-cell>
          <table:table-cell table:style-name="ce5" office:value-type="string" calcext:value-type="string">
            <text:p>TUGAS 2</text:p>
          </table:table-cell>
          <table:table-cell table:style-name="ce5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51007" calcext:value-type="float">
            <text:p>4151007</text:p>
          </table:table-cell>
          <table:table-cell table:formula="of:=25+15+20+25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61002" calcext:value-type="float">
            <text:p>4161002</text:p>
          </table:table-cell>
          <table:table-cell table:formula="of:=25+15+12.5+12.5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61010" calcext:value-type="float">
            <text:p>4161010</text:p>
          </table:table-cell>
          <table:table-cell table:formula="of:=25+12.5+12.5+12.5"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61021" calcext:value-type="float">
            <text:p>4161021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61036" calcext:value-type="float">
            <text:p>4161036</text:p>
          </table:table-cell>
          <table:table-cell table:formula="of:=25+15+12.5+12.5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61041" calcext:value-type="float">
            <text:p>4161041</text:p>
          </table:table-cell>
          <table:table-cell table:formula="of:=25+15+12.5+12.5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61051" calcext:value-type="float">
            <text:p>4161051</text:p>
          </table:table-cell>
          <table:table-cell table:formula="of:=25+15+12.5+12.5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61063" calcext:value-type="float">
            <text:p>416106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61079" calcext:value-type="float">
            <text:p>416107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71001" calcext:value-type="float">
            <text:p>4171001</text:p>
          </table:table-cell>
          <table:table-cell table:formula="of:=25+15+25+15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71003" calcext:value-type="float">
            <text:p>4171003</text:p>
          </table:table-cell>
          <table:table-cell table:formula="of:=25+15+25+25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71004" calcext:value-type="float">
            <text:p>4171004</text:p>
          </table:table-cell>
          <table:table-cell table:formula="of:=20+20+12.5+25" office:value-type="float" office:value="77.5" calcext:value-type="float">
            <text:p>77.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71005" calcext:value-type="float">
            <text:p>4171005</text:p>
          </table:table-cell>
          <table:table-cell table:formula="of:=20+20+25+25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71006" calcext:value-type="float">
            <text:p>4171006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71008" calcext:value-type="float">
            <text:p>4171008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71011" calcext:value-type="float">
            <text:p>4171011</text:p>
          </table:table-cell>
          <table:table-cell table:formula="of:=25+15+12.5+12.5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71013" calcext:value-type="float">
            <text:p>4171013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71014" calcext:value-type="float">
            <text:p>4171014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71015" calcext:value-type="float">
            <text:p>4171015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71016" calcext:value-type="float">
            <text:p>4171016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71017" calcext:value-type="float">
            <text:p>4171017</text:p>
          </table:table-cell>
          <table:table-cell table:formula="of:=25+12.5+25+25"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71019" calcext:value-type="float">
            <text:p>4171019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71021" calcext:value-type="float">
            <text:p>4171021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171023" calcext:value-type="float">
            <text:p>4171023</text:p>
          </table:table-cell>
          <table:table-cell table:formula="of:=25+15+12.5+15"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71025" calcext:value-type="float">
            <text:p>4171025</text:p>
          </table:table-cell>
          <table:table-cell table:formula="of:=25+15+25+25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71026" calcext:value-type="float">
            <text:p>4171026</text:p>
          </table:table-cell>
          <table:table-cell table:formula="of:=25+20+12.5+12.5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71027" calcext:value-type="float">
            <text:p>4171027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71028" calcext:value-type="float">
            <text:p>417102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71029" calcext:value-type="float">
            <text:p>417102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71031" calcext:value-type="float">
            <text:p>417103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71032" calcext:value-type="float">
            <text:p>4171032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71033" calcext:value-type="float">
            <text:p>4171033</text:p>
          </table:table-cell>
          <table:table-cell table:formula="of:=25+25+20+25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71034" calcext:value-type="float">
            <text:p>4171034</text:p>
          </table:table-cell>
          <table:table-cell table:formula="of:=25+20+12.5+12.5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71036" calcext:value-type="float">
            <text:p>4171036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71037" calcext:value-type="float">
            <text:p>4171037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71038" calcext:value-type="float">
            <text:p>4171038</text:p>
          </table:table-cell>
          <table:table-cell table:formula="of:=25+25+25+25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71039" calcext:value-type="float">
            <text:p>4171039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</table:table>
      <table:table table:name="Kelas B" table:style-name="ta1">
        <table:table-column table:style-name="co1" table:number-columns-repeated="4" table:default-cell-style-name="Default"/>
        <table:table-row table:style-name="ro1">
          <table:table-cell table:style-name="ce5" office:value-type="string" calcext:value-type="string">
            <text:p>No.</text:p>
          </table:table-cell>
          <table:table-cell table:style-name="ce5" office:value-type="string" calcext:value-type="string">
            <text:p>NIM</text:p>
          </table:table-cell>
          <table:table-cell table:style-name="ce5" office:value-type="string" calcext:value-type="string">
            <text:p>TUGAS 1</text:p>
          </table:table-cell>
          <table:table-cell table:style-name="ce5" office:value-type="string" calcext:value-type="string">
            <text:p>TUGAS 2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4161003" calcext:value-type="float">
            <text:p>4161003</text:p>
          </table:table-cell>
          <table:table-cell table:formula="of:=25+15+12.5+12.5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51004" calcext:value-type="float">
            <text:p>4151004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61057" calcext:value-type="float">
            <text:p>4161057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4161062" calcext:value-type="float">
            <text:p>4161062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61079" calcext:value-type="float">
            <text:p>4161079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float" office:value="4171041" calcext:value-type="float">
            <text:p>4171041</text:p>
          </table:table-cell>
          <table:table-cell table:formula="of:=20+25+12.5+25" office:value-type="float" office:value="82.5" calcext:value-type="float">
            <text:p>82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71042" calcext:value-type="float">
            <text:p>4171042</text:p>
          </table:table-cell>
          <table:table-cell table:formula="of:=20+25+25+25"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71043" calcext:value-type="float">
            <text:p>4171043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4171044" calcext:value-type="float">
            <text:p>4171044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71046" calcext:value-type="float">
            <text:p>4171046</text:p>
          </table:table-cell>
          <table:table-cell table:formula="of:=20+12.5+12.5+25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float" office:value="4171047" calcext:value-type="float">
            <text:p>4171047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71048" calcext:value-type="float">
            <text:p>4171048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71050" calcext:value-type="float">
            <text:p>4171050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float" office:value="4171051" calcext:value-type="float">
            <text:p>4171051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71052" calcext:value-type="float">
            <text:p>4171052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float" office:value="4171053" calcext:value-type="float">
            <text:p>4171053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71054" calcext:value-type="float">
            <text:p>4171054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71055" calcext:value-type="float">
            <text:p>4171055</text:p>
          </table:table-cell>
          <table:table-cell table:formula="of:=25+25+20+20"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office:value-type="float" office:value="4171057" calcext:value-type="float">
            <text:p>4171057</text:p>
          </table:table-cell>
          <table:table-cell table:formula="of:=20+12.5+12.5+12.5" office:value-type="float" office:value="57.5" calcext:value-type="float">
            <text:p>57.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71058" calcext:value-type="float">
            <text:p>417105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float" office:value="4171060" calcext:value-type="float">
            <text:p>417106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71062" calcext:value-type="float">
            <text:p>4171062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71063" calcext:value-type="float">
            <text:p>4171063</text:p>
          </table:table-cell>
          <table:table-cell table:formula="of:=25+20+12.5+12.5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float" office:value="4171064" calcext:value-type="float">
            <text:p>4171064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71067" calcext:value-type="float">
            <text:p>4171067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float" office:value="4171068" calcext:value-type="float">
            <text:p>4171068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71069" calcext:value-type="float">
            <text:p>4171069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71070" calcext:value-type="float">
            <text:p>4171070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office:value-type="float" office:value="4171071" calcext:value-type="float">
            <text:p>4171071</text:p>
          </table:table-cell>
          <table:table-cell table:formula="of:=20+25+25+25" office:value-type="float" office:value="95" calcext:value-type="float">
            <text:p>95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71072" calcext:value-type="float">
            <text:p>4171072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office:value-type="float" office:value="4171073" calcext:value-type="float">
            <text:p>4171073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71074" calcext:value-type="float">
            <text:p>4171074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71075" calcext:value-type="float">
            <text:p>4171075</text:p>
          </table:table-cell>
          <table:table-cell table:formula="of:=20+20+12.5+12.5"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office:value-type="float" office:value="4171076" calcext:value-type="float">
            <text:p>4171076</text:p>
          </table:table-cell>
          <table:table-cell table:formula="of:=20+25+25+25"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71078" calcext:value-type="float">
            <text:p>4171078</text:p>
          </table:table-cell>
          <table:table-cell table:formula="of:=25+25+12.5+12.5"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</table:table-row>
      </table:table>
      <table:table table:name="A.tugas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IM</text:p>
          </table:table-cell>
          <table:table-cell office:value-type="string" calcext:value-type="string">
            <text:p>TUGAS 1</text:p>
          </table:table-cell>
        </table:table-row>
        <table:table-row table:style-name="ro1">
          <table:table-cell office:value-type="float" office:value="4151007" calcext:value-type="float">
            <text:p>4151007</text:p>
          </table:table-cell>
          <table:table-cell table:formula="of:=25+15+20+25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161002" calcext:value-type="float">
            <text:p>4161002</text:p>
          </table:table-cell>
          <table:table-cell table:formula="of:=25+15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61003" calcext:value-type="float">
            <text:p>4161003</text:p>
          </table:table-cell>
          <table:table-cell table:formula="of:=25+15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61010" calcext:value-type="float">
            <text:p>4161010</text:p>
          </table:table-cell>
          <table:table-cell table:formula="of:=25+12.5+12.5+12.5"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4161021" calcext:value-type="float">
            <text:p>4161021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61036" calcext:value-type="float">
            <text:p>4161036</text:p>
          </table:table-cell>
          <table:table-cell table:formula="of:=25+15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61041" calcext:value-type="float">
            <text:p>4161041</text:p>
          </table:table-cell>
          <table:table-cell table:formula="of:=25+15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61051" calcext:value-type="float">
            <text:p>4161051</text:p>
          </table:table-cell>
          <table:table-cell table:formula="of:=25+15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01" calcext:value-type="float">
            <text:p>4171001</text:p>
          </table:table-cell>
          <table:table-cell table:formula="of:=25+15+25+15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03" calcext:value-type="float">
            <text:p>4171003</text:p>
          </table:table-cell>
          <table:table-cell table:formula="of:=25+15+25+25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171004" calcext:value-type="float">
            <text:p>4171004</text:p>
          </table:table-cell>
          <table:table-cell table:formula="of:=20+20+12.5+25"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4171005" calcext:value-type="float">
            <text:p>4171005</text:p>
          </table:table-cell>
          <table:table-cell table:formula="of:=20+20+25+25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171006" calcext:value-type="float">
            <text:p>4171006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08" calcext:value-type="float">
            <text:p>4171008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11" calcext:value-type="float">
            <text:p>4171011</text:p>
          </table:table-cell>
          <table:table-cell table:formula="of:=25+15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13" calcext:value-type="float">
            <text:p>4171013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14" calcext:value-type="float">
            <text:p>4171014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15" calcext:value-type="float">
            <text:p>4171015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16" calcext:value-type="float">
            <text:p>4171016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17" calcext:value-type="float">
            <text:p>4171017</text:p>
          </table:table-cell>
          <table:table-cell table:formula="of:=25+12.5+25+25" office:value-type="float" office:value="87.5" calcext:value-type="float">
            <text:p>87.5</text:p>
          </table:table-cell>
        </table:table-row>
        <table:table-row table:style-name="ro1">
          <table:table-cell office:value-type="float" office:value="4171019" calcext:value-type="float">
            <text:p>4171019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21" calcext:value-type="float">
            <text:p>4171021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23" calcext:value-type="float">
            <text:p>4171023</text:p>
          </table:table-cell>
          <table:table-cell table:formula="of:=25+15+12.5+15"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4171025" calcext:value-type="float">
            <text:p>4171025</text:p>
          </table:table-cell>
          <table:table-cell table:formula="of:=25+15+25+25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171026" calcext:value-type="float">
            <text:p>4171026</text:p>
          </table:table-cell>
          <table:table-cell table:formula="of:=25+20+12.5+12.5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71027" calcext:value-type="float">
            <text:p>4171027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29" calcext:value-type="float">
            <text:p>417102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71032" calcext:value-type="float">
            <text:p>4171032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33" calcext:value-type="float">
            <text:p>4171033</text:p>
          </table:table-cell>
          <table:table-cell table:formula="of:=25+25+20+25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71034" calcext:value-type="float">
            <text:p>4171034</text:p>
          </table:table-cell>
          <table:table-cell table:formula="of:=25+20+12.5+12.5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71036" calcext:value-type="float">
            <text:p>4171036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37" calcext:value-type="float">
            <text:p>4171037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38" calcext:value-type="float">
            <text:p>4171038</text:p>
          </table:table-cell>
          <table:table-cell table:formula="of:=25+25+25+2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71039" calcext:value-type="float">
            <text:p>4171039</text:p>
          </table:table-cell>
          <table:table-cell table:formula="of:=20+20+12.5+12.5" office:value-type="float" office:value="65" calcext:value-type="float">
            <text:p>65</text:p>
          </table:table-cell>
        </table:table-row>
      </table:table>
      <table:table table:name="B.tugas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IM</text:p>
          </table:table-cell>
          <table:table-cell office:value-type="string" calcext:value-type="string">
            <text:p>TUGAS 1</text:p>
          </table:table-cell>
        </table:table-row>
        <table:table-row table:style-name="ro1">
          <table:table-cell office:value-type="float" office:value="4171076" calcext:value-type="float">
            <text:p>4171076</text:p>
          </table:table-cell>
          <table:table-cell table:formula="of:=20+25+25+25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61057" calcext:value-type="float">
            <text:p>4161057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61062" calcext:value-type="float">
            <text:p>4161062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61079" calcext:value-type="float">
            <text:p>4161079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78" calcext:value-type="float">
            <text:p>4171078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72" calcext:value-type="float">
            <text:p>4171072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54" calcext:value-type="float">
            <text:p>41710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71074" calcext:value-type="float">
            <text:p>41710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71052" calcext:value-type="float">
            <text:p>4171052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43" calcext:value-type="float">
            <text:p>4171043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44" calcext:value-type="float">
            <text:p>4171044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60" calcext:value-type="float">
            <text:p>4171060</text:p>
          </table:table-cell>
          <table:table-cell table:formula="of:=25+20+25+25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71055" calcext:value-type="float">
            <text:p>4171055</text:p>
          </table:table-cell>
          <table:table-cell table:formula="of:=25+25+20+2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171063" calcext:value-type="float">
            <text:p>4171063</text:p>
          </table:table-cell>
          <table:table-cell table:formula="of:=25+20+12.5+12.5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71042" calcext:value-type="float">
            <text:p>4171042</text:p>
          </table:table-cell>
          <table:table-cell table:formula="of:=20+25+25+25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71048" calcext:value-type="float">
            <text:p>4171048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70" calcext:value-type="float">
            <text:p>4171070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47" calcext:value-type="float">
            <text:p>4171047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69" calcext:value-type="float">
            <text:p>41710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71046" calcext:value-type="float">
            <text:p>4171046</text:p>
          </table:table-cell>
          <table:table-cell table:formula="of:=20+12.5+12.5+25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71057" calcext:value-type="float">
            <text:p>4171057</text:p>
          </table:table-cell>
          <table:table-cell table:formula="of:=20+12.5+12.5+12.5"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4171071" calcext:value-type="float">
            <text:p>4171071</text:p>
          </table:table-cell>
          <table:table-cell table:formula="of:=20+25+25+25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71073" calcext:value-type="float">
            <text:p>4171073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67" calcext:value-type="float">
            <text:p>4171067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51" calcext:value-type="float">
            <text:p>4171051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50" calcext:value-type="float">
            <text:p>4171050</text:p>
          </table:table-cell>
          <table:table-cell table:formula="of:=25+25+12.5+12.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71075" calcext:value-type="float">
            <text:p>4171075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53" calcext:value-type="float">
            <text:p>4171053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62" calcext:value-type="float">
            <text:p>4171062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51004" calcext:value-type="float">
            <text:p>4151004</text:p>
          </table:table-cell>
          <table:table-cell table:formula="of:=20+20+12.5+12.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71041" calcext:value-type="float">
            <text:p>4171041</text:p>
          </table:table-cell>
          <table:table-cell table:formula="of:=20+25+12.5+25" office:value-type="float" office:value="82.5" calcext:value-type="float">
            <text:p>82.5</text:p>
          </table:table-cell>
        </table:table-row>
        <table:table-row table:style-name="ro1">
          <table:table-cell office:value-type="float" office:value="4171064" calcext:value-type="float">
            <text:p>4171064</text:p>
          </table:table-cell>
          <table:table-cell table:formula="of:=20+20+12.5+12.5" office:value-type="float" office:value="65" calcext:value-type="float">
            <text:p>65</text:p>
          </table:table-cell>
        </table:table-row>
      </table:table>
      <table:table table:name="B.Tugas2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>
            <text:p>NIM</text:p>
          </table:table-cell>
          <table:table-cell table:style-name="ce5" office:value-type="string" calcext:value-type="string">
            <text:p>NO.1</text:p>
          </table:table-cell>
          <table:table-cell table:style-name="ce5" office:value-type="string" calcext:value-type="string">
            <text:p>NO.2</text:p>
          </table:table-cell>
          <table:table-cell table:style-name="ce5" office:value-type="string" calcext:value-type="string">
            <text:p>NO.3</text:p>
          </table:table-cell>
          <table:table-cell table:style-name="ce5" office:value-type="string" calcext:value-type="string">
            <text:p>NO.4 (bonus, salah soal)</text:p>
          </table:table-cell>
          <table:table-cell table:style-name="ce5" office:value-type="string" calcext:value-type="string">
            <text:p>NO.5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office:value-type="float" office:value="4151004" calcext:value-type="float">
            <text:p>415100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SUM([.B2:.F2])/COUNT([.B2:.F2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161003" calcext:value-type="float">
            <text:p>4161003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3:.F3])/COUNT([.B3:.F3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61057" calcext:value-type="float">
            <text:p>416105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4:.F4])/COUNT([.B4:.F4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61062" calcext:value-type="float">
            <text:p>416106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5:.F5])/COUNT([.B5:.F5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61079" calcext:value-type="float">
            <text:p>4161079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6:.F6])/COUNT([.B6:.F6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71041" calcext:value-type="float">
            <text:p>417104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7:.F7])/COUNT([.B7:.F7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42" calcext:value-type="float">
            <text:p>417104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8:.F8])/COUNT([.B8:.F8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43" calcext:value-type="float">
            <text:p>417104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9:.F9])/COUNT([.B9:.F9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44" calcext:value-type="float">
            <text:p>417104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10:.F10])/COUNT([.B10:.F10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171046" calcext:value-type="float">
            <text:p>4171046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11:.F11])/COUNT([.B11:.F11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171047" calcext:value-type="float">
            <text:p>4171047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12:.F12])/COUNT([.B12:.F12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171048" calcext:value-type="float">
            <text:p>417104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13:.F13])/COUNT([.B13:.F13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171050" calcext:value-type="float">
            <text:p>41710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4:.F14])/COUNT([.B14:.F14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51" calcext:value-type="float">
            <text:p>417105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5:.F15])/COUNT([.B15:.F15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52" calcext:value-type="float">
            <text:p>4171052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6:.F16])/COUNT([.B16:.F16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171053" calcext:value-type="float">
            <text:p>4171053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7:.F17])/COUNT([.B17:.F17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171054" calcext:value-type="float">
            <text:p>417105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8:.F18])/COUNT([.B18:.F18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55" calcext:value-type="float">
            <text:p>417105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19:.F19])/COUNT([.B19:.F19])" office:value-type="float" office:value="68" calcext:value-type="float">
            <text:p>68</text:p>
          </table:table-cell>
        </table:table-row>
        <table:table-row table:style-name="ro1">
          <table:table-cell table:style-name="ce6" office:value-type="float" office:value="4171057" calcext:value-type="float">
            <text:p>4171057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table:formula="of:=SUM([.B20:.F20])/COUNT([.B20:.F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1058" calcext:value-type="float">
            <text:p>4171058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21:.F21])/COUNT([.B21:.F21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71060" calcext:value-type="float">
            <text:p>417106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2:.F22])/COUNT([.B22:.F22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62" calcext:value-type="float">
            <text:p>4171062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23:.F23])/COUNT([.B23:.F23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71063" calcext:value-type="float">
            <text:p>417106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4:.F24])/COUNT([.B24:.F24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64" calcext:value-type="float">
            <text:p>4171064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25:.F25])/COUNT([.B25:.F25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71067" calcext:value-type="float">
            <text:p>4171067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6:.F26])/COUNT([.B26:.F26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171069" calcext:value-type="float">
            <text:p>4171069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27:.F27])/COUNT([.B27:.F27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71070" calcext:value-type="float">
            <text:p>41710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8:.F28])/COUNT([.B28:.F28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71072" calcext:value-type="float">
            <text:p>417107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29:.F29])/COUNT([.B29:.F29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73" calcext:value-type="float">
            <text:p>4171073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30:.F30])/COUNT([.B30:.F30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71074" calcext:value-type="float">
            <text:p>4171074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31:.F31])/COUNT([.B31:.F31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71075" calcext:value-type="float">
            <text:p>417107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32:.F32])/COUNT([.B32:.F32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171076" calcext:value-type="float">
            <text:p>417107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B33:.F33])/COUNT([.B33:.F33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71078" calcext:value-type="float">
            <text:p>417107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34:.F34])/COUNT([.B34:.F34])" office:value-type="float" office:value="72" calcext:value-type="float">
            <text:p>72</text:p>
          </table:table-cell>
        </table:table-row>
      </table:table>
      <table:named-expressions/>
      <table:database-ranges>
        <table:database-range table:name="__Anonymous_Sheet_DB__1" table:target-range-address="'Kelas B'.B3:'Kelas B'.C3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A.tugas1'.A2:'A.tugas1'.B3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B.Tugas2'.A2:'B.Tugas2'.G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/00/0000</text:date>, <text:time style:data-style-name="N2" text:time-value="08:28:57.4721648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5:51:56.982174032</meta:creation-date>
    <meta:editing-duration>PT7H12M27S</meta:editing-duration>
    <meta:editing-cycles>35</meta:editing-cycles>
    <meta:generator>LibreOffice/6.1.0.3$Linux_X86_64 LibreOffice_project/10$Build-3</meta:generator>
    <meta:initial-creator>Mifta Nur Farid</meta:initial-creator>
    <dc:date>2018-10-09T11:45:14.527613114</dc:date>
    <dc:creator>Mifta Nur Farid</dc:creator>
    <meta:document-statistic meta:table-count="5" meta:cell-count="670" meta:object-count="0"/>
  </office:meta>
</office:document-meta>
</file>